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14.09pt" svg:height="570.39pt" svg:x="83.25pt" svg:y="70.61pt">
            <draw:object draw:notify-on-update-of-ranges="Sheet1.A2:Sheet1.A5 Sheet1.B1:Sheet1.B1 Sheet1.B2:Sheet1.B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/>
        </table:table-row>
        <table:table-row table:style-name="ro1">
          <table:table-cell office:value-type="string" calcext:value-type="string">
            <text:p>Lib</text:p>
          </table:table-cell>
          <table:table-cell office:value-type="float" office:value="3738.1771" calcext:value-type="float">
            <text:p>3738.1771</text:p>
          </table:table-cell>
          <table:table-cell office:value-type="float" office:value="152248.03634" calcext:value-type="float">
            <text:p>152248.03634</text:p>
          </table:table-cell>
          <table:table-cell office:value-type="float" office:value="1473.20952" calcext:value-type="float">
            <text:p>1473.209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</text:p>
          </table:table-cell>
          <table:table-cell office:value-type="float" office:value="1110.36125" calcext:value-type="float">
            <text:p>1110.36125</text:p>
          </table:table-cell>
          <table:table-cell office:value-type="float" office:value="296195.36464" calcext:value-type="float">
            <text:p>296195.36464</text:p>
          </table:table-cell>
          <table:table-cell office:value-type="float" office:value="1746.99729" calcext:value-type="float">
            <text:p>1746.997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C</text:p>
          </table:table-cell>
          <table:table-cell office:value-type="float" office:value="1121.69954" calcext:value-type="float">
            <text:p>1121.69954</text:p>
          </table:table-cell>
          <table:table-cell office:value-type="float" office:value="135518.09148" calcext:value-type="float">
            <text:p>135518.09148</text:p>
          </table:table-cell>
          <table:table-cell office:value-type="float" office:value="1321.68808" calcext:value-type="float">
            <text:p>1321.688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CF</text:p>
          </table:table-cell>
          <table:table-cell office:value-type="float" office:value="1249.28632" calcext:value-type="float">
            <text:p>1249.28632</text:p>
          </table:table-cell>
          <table:table-cell office:value-type="float" office:value="141576.33756" calcext:value-type="float">
            <text:p>141576.33756</text:p>
          </table:table-cell>
          <table:table-cell office:value-type="float" office:value="306.70609" calcext:value-type="float">
            <text:p>306.70609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1:00:26.71133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3:21:36.485375246</meta:creation-date>
    <dc:date>2019-08-20T11:02:16.251526796</dc:date>
    <meta:editing-duration>PT1H27M36S</meta:editing-duration>
    <meta:editing-cycles>9</meta:editing-cycles>
    <meta:generator>LibreOffice/6.0.7.3$Linux_X86_64 LibreOffice_project/00m0$Build-3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76cm" svg:height="20.123cm" xlink:href=".." xlink:type="simple" chart:class="chart:bar" chart:style-name="ch1">
        <chart:title svg:x="14.894cm" svg:y="0.538cm" chart:style-name="ch2">
          <text:p>Total runtime (microseconds)</text:p>
        </chart:title>
        <chart:legend chart:legend-position="end" svg:x="34.227cm" svg:y="9.264cm" style:legend-expansion="high" chart:style-name="ch3"/>
        <chart:plot-area chart:style-name="ch4" table:cell-range-address="Sheet1.A1:Sheet1.D5" chart:data-source-has-labels="both" svg:x="0.715cm" svg:y="1.719cm" svg:width="32.797cm" svg:height="18.002cm">
          <chartooo:coordinate-region svg:x="2.077cm" svg:y="1.918cm" svg:width="31.435cm" svg:height="17.156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label-cell-address="Sheet1.B1:Sheet1.B1" chart:class="chart:bar">
            <chart:data-point chart:repeated="4"/>
          </chart:series>
          <chart:series chart:style-name="ch9" chart:values-cell-range-address="Sheet1.C2:Sheet1.C5" chart:label-cell-address="Sheet1.C1:Sheet1.C1" chart:class="chart:bar">
            <chart:data-point chart:repeated="4"/>
          </chart:series>
          <chart:series chart:style-name="ch10" chart:values-cell-range-address="Sheet1.D2:Sheet1.D5" chart:label-cell-address="Sheet1.D1:Sheet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B1:Sheet1.B1</svg:desc>
                </draw:g>
              </table:table-cell>
              <table:table-cell office:value-type="string">
                <text:p>Read</text:p>
                <draw:g>
                  <svg:desc>Sheet1.C1:Sheet1.C1</svg:desc>
                </draw:g>
              </table:table-cell>
              <table:table-cell office:value-type="string">
                <text:p>Pro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b</text:p>
                <draw:g>
                  <svg:desc>Sheet1.A2:Sheet1.A5</svg:desc>
                </draw:g>
              </table:table-cell>
              <table:table-cell office:value-type="float" office:value="3738.1771">
                <text:p>3738.1771</text:p>
                <draw:g>
                  <svg:desc>Sheet1.B2:Sheet1.B5</svg:desc>
                </draw:g>
              </table:table-cell>
              <table:table-cell office:value-type="float" office:value="152248.03634">
                <text:p>152248.03634</text:p>
                <draw:g>
                  <svg:desc>Sheet1.C2:Sheet1.C5</svg:desc>
                </draw:g>
              </table:table-cell>
              <table:table-cell office:value-type="float" office:value="1473.20952">
                <text:p>1473.20952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Proc</text:p>
              </table:table-cell>
              <table:table-cell office:value-type="float" office:value="1110.36125">
                <text:p>1110.36125</text:p>
              </table:table-cell>
              <table:table-cell office:value-type="float" office:value="296195.36464">
                <text:p>296195.36464</text:p>
              </table:table-cell>
              <table:table-cell office:value-type="float" office:value="1746.99729">
                <text:p>1746.99729</text:p>
              </table:table-cell>
            </table:table-row>
            <table:table-row>
              <table:table-cell office:value-type="string">
                <text:p>ProcC</text:p>
              </table:table-cell>
              <table:table-cell office:value-type="float" office:value="1121.69954">
                <text:p>1121.69954</text:p>
              </table:table-cell>
              <table:table-cell office:value-type="float" office:value="135518.09148">
                <text:p>135518.09148</text:p>
              </table:table-cell>
              <table:table-cell office:value-type="float" office:value="1321.68808">
                <text:p>1321.68808</text:p>
              </table:table-cell>
            </table:table-row>
            <table:table-row>
              <table:table-cell office:value-type="string">
                <text:p>ProcCF</text:p>
              </table:table-cell>
              <table:table-cell office:value-type="float" office:value="1249.28632">
                <text:p>1249.28632</text:p>
              </table:table-cell>
              <table:table-cell office:value-type="float" office:value="141576.33756">
                <text:p>141576.33756</text:p>
              </table:table-cell>
              <table:table-cell office:value-type="float" office:value="306.70609">
                <text:p>306.70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